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298290737567034095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oft-page-break/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846082144378033414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3253927053653714256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319524734358283723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5527023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1224869582979773056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2727132132696842587" text:style-name="L6">
        <text:list-item>
          <text:h text:style-name="P32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5526214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soft-page-break/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3T15:33:53.28</dc:date>
    <meta:editing-duration>P26DT3H42M57S</meta:editing-duration>
    <meta:editing-cycles>51</meta:editing-cycles>
    <meta:generator>OpenOffice/4.1.2$Win32 OpenOffice.org_project/412m3$Build-9782</meta:generator>
    <meta:document-statistic meta:table-count="0" meta:image-count="0" meta:object-count="0" meta:page-count="23" meta:paragraph-count="808" meta:word-count="3411" meta:character-count="22851"/>
  </office:meta>
</office:document-meta>
</file>